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ff" draw:opacity="88%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svg:stroke-opacity="100%" draw:fill-color="#000000" draw:opacity="0%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color="#000000" svg:stroke-opacity="100%" draw:fill-color="#000000" draw:opacity="0%" draw:textarea-horizontal-align="justify" draw:textarea-vertical-align="middle" draw:auto-grow-height="false" fo:min-height="0.131cm" fo:min-width="0.00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00ff66" draw:opacity="100%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svg:stroke-color="#000000" draw:marker-start="Square" draw:fill-color="#00ff66" draw:opacity="100%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1.368cm" fo:min-width="0.398cm"/>
    </style:style>
    <style:style style:name="gr11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1.659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5.265cm" fo:min-width="0.317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7.666cm" fo:min-width="0.72cm"/>
    </style:style>
    <style:style style:name="gr14" style:family="graphic" style:parent-style-name="standard">
      <style:graphic-properties draw:fill="none" draw:textarea-vertical-align="middle" draw:auto-grow-height="false" fo:min-height="1.436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2.501cm"/>
    </style:style>
    <style:style style:name="gr16" style:family="graphic" style:parent-style-name="standard">
      <style:graphic-properties svg:stroke-color="#000000" draw:opacity="0%" draw:textarea-horizontal-align="justify" draw:textarea-vertical-align="middle" draw:auto-grow-height="false" fo:min-height="0.13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0ff" draw:opacity="88%"/>
      <style:paragraph-properties fo:text-align="center"/>
      <style:text-properties fo:color="#000000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 draw:opacity="0%"/>
      <style:paragraph-properties fo:text-align="center"/>
      <style:text-properties fo:color="#000000" fo:font-size="8pt" style:font-size-asian="8pt" style:font-size-complex="8pt"/>
    </style:style>
    <style:style style:name="P5" style:family="paragraph">
      <loext:graphic-properties draw:opacity="0%"/>
      <style:paragraph-properties fo:text-align="center"/>
      <style:text-properties fo:color="#000000" fo:font-size="8pt" style:font-size-asian="8pt" style:font-size-complex="8pt"/>
    </style:style>
    <style:style style:name="P6" style:family="paragraph">
      <loext:graphic-properties draw:opacity="0%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00ff66" draw:opacity="100%"/>
      <style:paragraph-properties fo:text-align="center"/>
      <style:text-properties fo:color="#000000" fo:font-size="8pt" style:font-size-asian="8pt" style:font-size-complex="8pt"/>
    </style:style>
    <style:style style:name="P8" style:family="paragraph">
      <loext:graphic-properties draw:fill-color="#00ff66" draw:opacity="100%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opacity="0%"/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loext:graphic-properties draw:opacity="0%"/>
      <style:paragraph-properties fo:text-align="end">
        <style:tab-stops/>
      </style:paragraph-properties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08cm" svg:height="0.508cm" svg:x="9.686cm" svg:y="3.28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4cm" svg:y1="3.794cm" svg:x2="13.7cm" svg:y2="5.699cm">
          <text:p/>
        </draw:line>
        <draw:line draw:style-name="gr2" draw:text-style-name="P3" draw:layer="layout" svg:x1="13.638cm" svg:y1="6.08cm" svg:x2="16.21cm" svg:y2="8.112cm">
          <text:p/>
        </draw:line>
        <draw:custom-shape draw:style-name="gr3" draw:text-style-name="P4" draw:layer="layout" svg:width="0.508cm" svg:height="0.381cm" svg:x="13.384cm" svg:y="5.699cm">
          <text:p text:style-name="P1"><text:span text:style-name="T1">2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5.939cm" svg:y1="6.079cm" svg:x2="3.44cm" svg:y2="8.112cm">
          <text:p/>
        </draw:line>
        <draw:custom-shape draw:style-name="gr3" draw:text-style-name="P4" draw:layer="layout" svg:width="0.508cm" svg:height="0.381cm" svg:x="5.685cm" svg:y="5.698cm">
          <text:p text:style-name="P1"><text:span text:style-name="T1">1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08cm" svg:height="0.508cm" svg:x="3.184cm" svg:y="8.112cm">
          <text:p text:style-name="P1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439cm" svg:y1="8.593cm" svg:x2="3.439cm" svg:y2="10.524cm">
          <text:p/>
        </draw:line>
        <draw:line draw:style-name="gr2" draw:text-style-name="P3" draw:layer="layout" svg:x1="9.872cm" svg:y1="3.794cm" svg:x2="5.98cm" svg:y2="5.699cm">
          <text:p/>
        </draw:line>
        <draw:line draw:style-name="gr2" draw:text-style-name="P3" draw:layer="layout" svg:x1="5.983cm" svg:y1="6.079cm" svg:x2="8.35cm" svg:y2="8.112cm">
          <text:p/>
        </draw:line>
        <draw:custom-shape draw:style-name="gr5" draw:text-style-name="P5" draw:layer="layout" svg:width="0.508cm" svg:height="0.508cm" svg:x="8.13cm" svg:y="8.112cm">
          <text:p text:style-name="P1"><text:span text:style-name="T1">4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83cm" svg:y1="8.593cm" svg:x2="8.383cm" svg:y2="10.524cm">
          <text:p/>
        </draw:line>
        <draw:custom-shape draw:style-name="gr5" draw:text-style-name="P6" draw:layer="layout" svg:width="0.508cm" svg:height="0.508cm" svg:x="15.984cm" svg:y="8.112cm">
          <text:p text:style-name="P1"><text:span text:style-name="T2">5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39cm" svg:y1="8.593cm" svg:x2="16.239cm" svg:y2="10.524cm">
          <text:p/>
        </draw:line>
        <draw:custom-shape draw:style-name="gr6" draw:text-style-name="P4" draw:layer="layout" svg:width="0.508cm" svg:height="0.381cm" svg:x="3.185cm" svg:y="10.498cm">
          <text:p text:style-name="P1"><text:span text:style-name="T1">6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381cm" svg:x="8.085cm" svg:y="10.498cm">
          <text:p text:style-name="P1"><text:span text:style-name="T1">7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381cm" svg:x="15.985cm" svg:y="10.498cm">
          <text:p text:style-name="P1"><text:span text:style-name="T1">9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3.439cm" svg:y1="10.893cm" svg:x2="2.37cm" svg:y2="12.811cm">
          <text:p/>
        </draw:line>
        <draw:line draw:style-name="gr2" draw:text-style-name="P3" draw:layer="layout" svg:x1="3.47cm" svg:y1="10.893cm" svg:x2="4.539cm" svg:y2="12.811cm">
          <text:p/>
        </draw:line>
        <draw:line draw:style-name="gr2" draw:text-style-name="P3" draw:layer="layout" svg:x1="8.34cm" svg:y1="10.893cm" svg:x2="7.271cm" svg:y2="12.811cm">
          <text:p/>
        </draw:line>
        <draw:line draw:style-name="gr2" draw:text-style-name="P3" draw:layer="layout" svg:x1="8.371cm" svg:y1="10.893cm" svg:x2="9.44cm" svg:y2="12.811cm">
          <text:p/>
        </draw:line>
        <draw:line draw:style-name="gr2" draw:text-style-name="P3" draw:layer="layout" svg:x1="16.272cm" svg:y1="10.893cm" svg:x2="17.341cm" svg:y2="12.811cm">
          <text:p/>
        </draw:line>
        <draw:custom-shape draw:style-name="gr5" draw:text-style-name="P6" draw:layer="layout" svg:width="0.508cm" svg:height="0.508cm" svg:x="2.084cm" svg:y="12.813cm">
          <text:p text:style-name="P1"><text:span text:style-name="T2">1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4.284cm" svg:y="12.814cm">
          <text:p text:style-name="P1"><text:span text:style-name="T2">1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6.984cm" svg:y="12.815cm">
          <text:p text:style-name="P1"><text:span text:style-name="T1">1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9.184cm" svg:y="12.816cm">
          <text:p text:style-name="P1"><text:span text:style-name="T2">1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17.084cm" svg:y="12.818cm">
          <text:p text:style-name="P1"><text:span text:style-name="T2">16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08cm" svg:height="0.381cm" svg:x="3.285cm" svg:y="14.998cm">
          <text:p text:style-name="P1"><text:span text:style-name="T1">17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381cm" svg:x="8.139cm" svg:y="14.943cm">
          <text:p text:style-name="P1"><text:span text:style-name="T1">19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397cm" svg:y1="13.319cm" svg:x2="3.54cm" svg:y2="14.996cm">
          <text:p/>
        </draw:line>
        <draw:custom-shape draw:style-name="gr6" draw:text-style-name="P4" draw:layer="layout" svg:width="0.508cm" svg:height="0.381cm" svg:x="5.485cm" svg:y="14.998cm">
          <text:p text:style-name="P1"><text:span text:style-name="T1">18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556cm" svg:y1="13.319cm" svg:x2="3.54cm" svg:y2="14.97cm">
          <text:p/>
        </draw:line>
        <draw:line draw:style-name="gr2" draw:text-style-name="P3" draw:layer="layout" svg:x1="4.556cm" svg:y1="13.319cm" svg:x2="5.699cm" svg:y2="14.97cm">
          <text:p/>
        </draw:line>
        <draw:line draw:style-name="gr2" draw:text-style-name="P3" draw:layer="layout" svg:x1="7.256cm" svg:y1="13.319cm" svg:x2="8.399cm" svg:y2="14.97cm">
          <text:p/>
        </draw:line>
        <draw:line draw:style-name="gr2" draw:text-style-name="P3" draw:layer="layout" svg:x1="9.382cm" svg:y1="13.319cm" svg:x2="8.366cm" svg:y2="14.97cm">
          <text:p/>
        </draw:line>
        <draw:custom-shape draw:style-name="gr3" draw:text-style-name="P4" draw:layer="layout" svg:width="0.508cm" svg:height="0.381cm" svg:x="10.173cm" svg:y="14.944cm">
          <text:p text:style-name="P1"><text:span text:style-name="T1">20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9.438cm" svg:y1="13.32cm" svg:x2="10.454cm" svg:y2="14.971cm">
          <text:p/>
        </draw:line>
        <draw:custom-shape draw:style-name="gr3" draw:text-style-name="P4" draw:layer="layout" svg:width="0.508cm" svg:height="0.381cm" svg:x="18.074cm" svg:y="14.945cm">
          <text:p text:style-name="P1"><text:span text:style-name="T1">23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7.339cm" svg:y1="13.321cm" svg:x2="18.355cm" svg:y2="14.972cm">
          <text:p/>
        </draw:line>
        <draw:custom-shape draw:style-name="gr3" draw:text-style-name="P4" draw:layer="layout" svg:width="0.508cm" svg:height="0.381cm" svg:x="16.139cm" svg:y="14.946cm">
          <text:p text:style-name="P1"><text:span text:style-name="T1">22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7.382cm" svg:y1="13.322cm" svg:x2="16.366cm" svg:y2="14.973cm">
          <text:p/>
        </draw:line>
        <draw:line draw:style-name="gr2" draw:text-style-name="P3" draw:layer="layout" svg:x1="8.383cm" svg:y1="8.579cm" svg:x2="12.43cm" svg:y2="10.525cm">
          <text:p/>
        </draw:line>
        <draw:custom-shape draw:style-name="gr6" draw:text-style-name="P4" draw:layer="layout" svg:width="0.508cm" svg:height="0.381cm" svg:x="12.185cm" svg:y="10.498cm">
          <text:p text:style-name="P1"><text:span text:style-name="T1">8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2.441cm" svg:y1="10.893cm" svg:x2="11.372cm" svg:y2="12.811cm">
          <text:p/>
        </draw:line>
        <draw:line draw:style-name="gr2" draw:text-style-name="P3" draw:layer="layout" svg:x1="12.472cm" svg:y1="10.893cm" svg:x2="13.541cm" svg:y2="12.811cm">
          <text:p/>
        </draw:line>
        <draw:custom-shape draw:style-name="gr5" draw:text-style-name="P6" draw:layer="layout" svg:width="0.508cm" svg:height="0.508cm" svg:x="11.085cm" svg:y="12.815cm">
          <text:p text:style-name="P1"><text:span text:style-name="T2">14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13.285cm" svg:y="12.816cm">
          <text:p text:style-name="P1"><text:span text:style-name="T2">15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08cm" svg:height="0.381cm" svg:x="12.24cm" svg:y="14.943cm">
          <text:p text:style-name="P1"><text:span text:style-name="T1">21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1.357cm" svg:y1="13.319cm" svg:x2="10.398cm" svg:y2="14.97cm">
          <text:p/>
        </draw:line>
        <draw:line draw:style-name="gr2" draw:text-style-name="P3" draw:layer="layout" svg:x1="13.539cm" svg:y1="13.32cm" svg:x2="12.43cm" svg:y2="14.97cm">
          <text:p/>
        </draw:line>
        <draw:line draw:style-name="gr7" draw:text-style-name="P3" draw:layer="layout" svg:x1="17.256cm" svg:y1="13.319cm" svg:x2="14.97cm" svg:y2="13.319cm">
          <text:p/>
        </draw:line>
        <draw:line draw:style-name="gr7" draw:text-style-name="P3" draw:layer="layout" svg:x1="14.97cm" svg:y1="13.319cm" svg:x2="14.97cm" svg:y2="8.239cm">
          <text:p/>
        </draw:line>
        <draw:line draw:style-name="gr2" draw:text-style-name="P3" draw:layer="layout" svg:x1="14.97cm" svg:y1="8.239cm" svg:x2="8.366cm" svg:y2="8.112cm">
          <text:p/>
        </draw:line>
        <draw:line draw:style-name="gr2" draw:text-style-name="P3" draw:layer="layout" svg:x1="3.571cm" svg:y1="15.482cm" svg:x2="4.683cm" svg:y2="17.256cm">
          <text:p/>
        </draw:line>
        <draw:line draw:style-name="gr2" draw:text-style-name="P3" draw:layer="layout" svg:x1="8.366cm" svg:y1="15.293cm" svg:x2="8.366cm" svg:y2="17.256cm">
          <text:p/>
        </draw:line>
        <draw:line draw:style-name="gr2" draw:text-style-name="P3" draw:layer="layout" svg:x1="16.367cm" svg:y1="15.351cm" svg:x2="17.436cm" svg:y2="17.269cm">
          <text:p/>
        </draw:line>
        <draw:line draw:style-name="gr2" draw:text-style-name="P3" draw:layer="layout" svg:x1="12.43cm" svg:y1="15.351cm" svg:x2="11.373cm" svg:y2="17.211cm">
          <text:p/>
        </draw:line>
        <draw:line draw:style-name="gr2" draw:text-style-name="P3" draw:layer="layout" svg:x1="12.557cm" svg:y1="15.351cm" svg:x2="13.542cm" svg:y2="17.211cm">
          <text:p/>
        </draw:line>
        <draw:line draw:style-name="gr2" draw:text-style-name="P3" draw:layer="layout" svg:x1="5.699cm" svg:y1="15.351cm" svg:x2="4.573cm" svg:y2="17.256cm">
          <text:p/>
        </draw:line>
        <draw:custom-shape draw:style-name="gr8" draw:text-style-name="P7" draw:layer="layout" svg:width="0.508cm" svg:height="0.508cm" svg:x="4.384cm" svg:y="17.215cm">
          <text:p text:style-name="P1"><text:span text:style-name="T1">24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508cm" svg:height="0.508cm" svg:x="8.084cm" svg:y="17.216cm">
          <text:p text:style-name="P1"><text:span text:style-name="T2">2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17.129cm" svg:y="17.256cm">
          <text:p text:style-name="P1"><text:span text:style-name="T2">28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11.185cm" svg:y="17.216cm">
          <text:p text:style-name="P1"><text:span text:style-name="T2">26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13.285cm" svg:y="17.217cm">
          <text:p text:style-name="P1"><text:span text:style-name="T2">27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7cm" svg:y1="15.351cm" svg:x2="11.442cm" svg:y2="17.211cm">
          <text:p/>
        </draw:line>
      </draw:page>
      <draw:page draw:name="page2" draw:style-name="dp1" draw:master-page-name="Default">
        <draw:custom-shape draw:style-name="gr1" draw:text-style-name="P2" draw:layer="layout" svg:width="0.508cm" svg:height="0.508cm" svg:x="9.686cm" svg:y="3.28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939cm" svg:y1="6.079cm" svg:x2="3.44cm" svg:y2="8.112cm">
          <text:p/>
        </draw:line>
        <draw:custom-shape draw:style-name="gr6" draw:text-style-name="P4" draw:layer="layout" svg:width="0.508cm" svg:height="0.381cm" svg:x="5.685cm" svg:y="5.698cm">
          <text:p text:style-name="P1"><text:span text:style-name="T1">1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508cm" svg:height="0.508cm" svg:x="3.184cm" svg:y="8.112cm">
          <text:p text:style-name="P1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439cm" svg:y1="8.593cm" svg:x2="3.439cm" svg:y2="10.524cm">
          <text:p/>
        </draw:line>
        <draw:line draw:style-name="gr2" draw:text-style-name="P3" draw:layer="layout" svg:x1="9.872cm" svg:y1="3.794cm" svg:x2="5.98cm" svg:y2="5.699cm">
          <text:p/>
        </draw:line>
        <draw:line draw:style-name="gr2" draw:text-style-name="P3" draw:layer="layout" svg:x1="5.983cm" svg:y1="6.079cm" svg:x2="8.35cm" svg:y2="8.112cm">
          <text:p/>
        </draw:line>
        <draw:custom-shape draw:style-name="gr4" draw:text-style-name="P5" draw:layer="layout" svg:width="0.508cm" svg:height="0.508cm" svg:x="8.13cm" svg:y="8.112cm">
          <text:p text:style-name="P1"><text:span text:style-name="T1">4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83cm" svg:y1="8.593cm" svg:x2="8.383cm" svg:y2="10.524cm">
          <text:p/>
        </draw:line>
        <draw:custom-shape draw:style-name="gr6" draw:text-style-name="P4" draw:layer="layout" svg:width="0.508cm" svg:height="0.381cm" svg:x="3.185cm" svg:y="10.498cm">
          <text:p text:style-name="P1"><text:span text:style-name="T1">6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381cm" svg:x="8.085cm" svg:y="10.498cm">
          <text:p text:style-name="P1"><text:span text:style-name="T1">7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3.439cm" svg:y1="10.893cm" svg:x2="2.37cm" svg:y2="12.811cm">
          <text:p/>
        </draw:line>
        <draw:line draw:style-name="gr2" draw:text-style-name="P3" draw:layer="layout" svg:x1="3.47cm" svg:y1="10.893cm" svg:x2="4.539cm" svg:y2="12.811cm">
          <text:p/>
        </draw:line>
        <draw:line draw:style-name="gr2" draw:text-style-name="P3" draw:layer="layout" svg:x1="8.34cm" svg:y1="10.893cm" svg:x2="7.271cm" svg:y2="12.811cm">
          <text:p/>
        </draw:line>
        <draw:line draw:style-name="gr2" draw:text-style-name="P3" draw:layer="layout" svg:x1="8.371cm" svg:y1="10.893cm" svg:x2="9.44cm" svg:y2="12.811cm">
          <text:p/>
        </draw:line>
        <draw:custom-shape draw:style-name="gr5" draw:text-style-name="P6" draw:layer="layout" svg:width="0.508cm" svg:height="0.508cm" svg:x="2.084cm" svg:y="12.813cm">
          <text:p text:style-name="P1"><text:span text:style-name="T2">1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4.284cm" svg:y="12.814cm">
          <text:p text:style-name="P1"><text:span text:style-name="T2">1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6.984cm" svg:y="12.815cm">
          <text:p text:style-name="P1"><text:span text:style-name="T1">1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9.184cm" svg:y="12.816cm">
          <text:p text:style-name="P1"><text:span text:style-name="T2">1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08cm" svg:height="0.381cm" svg:x="3.285cm" svg:y="14.998cm">
          <text:p text:style-name="P1"><text:span text:style-name="T1">17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381cm" svg:x="8.139cm" svg:y="14.943cm">
          <text:p text:style-name="P1"><text:span text:style-name="T1">19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397cm" svg:y1="13.319cm" svg:x2="3.54cm" svg:y2="14.996cm">
          <text:p/>
        </draw:line>
        <draw:line draw:style-name="gr2" draw:text-style-name="P3" draw:layer="layout" svg:x1="4.556cm" svg:y1="13.319cm" svg:x2="3.54cm" svg:y2="14.97cm">
          <text:p/>
        </draw:line>
        <draw:line draw:style-name="gr2" draw:text-style-name="P3" draw:layer="layout" svg:x1="7.256cm" svg:y1="13.319cm" svg:x2="8.399cm" svg:y2="14.97cm">
          <text:p/>
        </draw:line>
        <draw:line draw:style-name="gr2" draw:text-style-name="P3" draw:layer="layout" svg:x1="9.382cm" svg:y1="13.319cm" svg:x2="8.366cm" svg:y2="14.97cm">
          <text:p/>
        </draw:line>
        <draw:line draw:style-name="gr2" draw:text-style-name="P3" draw:layer="layout" svg:x1="3.571cm" svg:y1="15.482cm" svg:x2="4.683cm" svg:y2="17.256cm">
          <text:p/>
        </draw:line>
        <draw:line draw:style-name="gr2" draw:text-style-name="P3" draw:layer="layout" svg:x1="8.366cm" svg:y1="15.293cm" svg:x2="8.366cm" svg:y2="17.256cm">
          <text:p/>
        </draw:line>
        <draw:custom-shape draw:style-name="gr8" draw:text-style-name="P7" draw:layer="layout" svg:width="0.508cm" svg:height="0.508cm" svg:x="4.384cm" svg:y="17.215cm">
          <text:p text:style-name="P1"><text:span text:style-name="T1">24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08cm" svg:height="0.508cm" svg:x="8.084cm" svg:y="17.216cm">
          <text:p text:style-name="P1"><text:span text:style-name="T2">2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" draw:text-style-name="P2" draw:layer="layout" svg:width="0.508cm" svg:height="0.508cm" svg:x="9.686cm" svg:y="3.28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4cm" svg:y1="3.794cm" svg:x2="13.7cm" svg:y2="5.699cm">
          <text:p/>
        </draw:line>
        <draw:line draw:style-name="gr2" draw:text-style-name="P3" draw:layer="layout" svg:x1="13.638cm" svg:y1="6.08cm" svg:x2="16.21cm" svg:y2="8.112cm">
          <text:p/>
        </draw:line>
        <draw:custom-shape draw:style-name="gr3" draw:text-style-name="P4" draw:layer="layout" svg:width="0.508cm" svg:height="0.381cm" svg:x="13.384cm" svg:y="5.699cm">
          <text:p text:style-name="P1"><text:span text:style-name="T1">2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08cm" svg:height="0.508cm" svg:x="8.13cm" svg:y="8.112cm">
          <text:p text:style-name="P1"><text:span text:style-name="T1">4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83cm" svg:y1="8.593cm" svg:x2="8.383cm" svg:y2="10.524cm">
          <text:p/>
        </draw:line>
        <draw:custom-shape draw:style-name="gr5" draw:text-style-name="P6" draw:layer="layout" svg:width="0.508cm" svg:height="0.508cm" svg:x="15.984cm" svg:y="8.112cm">
          <text:p text:style-name="P1"><text:span text:style-name="T2">5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39cm" svg:y1="8.593cm" svg:x2="16.239cm" svg:y2="10.524cm">
          <text:p/>
        </draw:line>
        <draw:custom-shape draw:style-name="gr6" draw:text-style-name="P4" draw:layer="layout" svg:width="0.508cm" svg:height="0.381cm" svg:x="8.085cm" svg:y="10.498cm">
          <text:p text:style-name="P1"><text:span text:style-name="T1">7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08cm" svg:height="0.381cm" svg:x="15.985cm" svg:y="10.498cm">
          <text:p text:style-name="P1"><text:span text:style-name="T1">9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8.34cm" svg:y1="10.893cm" svg:x2="7.271cm" svg:y2="12.811cm">
          <text:p/>
        </draw:line>
        <draw:line draw:style-name="gr2" draw:text-style-name="P3" draw:layer="layout" svg:x1="8.371cm" svg:y1="10.893cm" svg:x2="9.44cm" svg:y2="12.811cm">
          <text:p/>
        </draw:line>
        <draw:line draw:style-name="gr2" draw:text-style-name="P3" draw:layer="layout" svg:x1="16.272cm" svg:y1="10.893cm" svg:x2="17.341cm" svg:y2="12.811cm">
          <text:p/>
        </draw:line>
        <draw:custom-shape draw:style-name="gr5" draw:text-style-name="P5" draw:layer="layout" svg:width="0.508cm" svg:height="0.508cm" svg:x="6.984cm" svg:y="12.815cm">
          <text:p text:style-name="P1"><text:span text:style-name="T1">1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9.184cm" svg:y="12.816cm">
          <text:p text:style-name="P1"><text:span text:style-name="T2">1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17.084cm" svg:y="12.818cm">
          <text:p text:style-name="P1"><text:span text:style-name="T2">16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08cm" svg:height="0.381cm" svg:x="8.139cm" svg:y="14.943cm">
          <text:p text:style-name="P1"><text:span text:style-name="T1">19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7.256cm" svg:y1="13.319cm" svg:x2="8.399cm" svg:y2="14.97cm">
          <text:p/>
        </draw:line>
        <draw:line draw:style-name="gr2" draw:text-style-name="P3" draw:layer="layout" svg:x1="9.382cm" svg:y1="13.319cm" svg:x2="8.366cm" svg:y2="14.97cm">
          <text:p/>
        </draw:line>
        <draw:line draw:style-name="gr7" draw:text-style-name="P3" draw:layer="layout" svg:x1="17.256cm" svg:y1="13.319cm" svg:x2="14.97cm" svg:y2="13.319cm">
          <text:p/>
        </draw:line>
        <draw:line draw:style-name="gr7" draw:text-style-name="P3" draw:layer="layout" svg:x1="14.97cm" svg:y1="13.319cm" svg:x2="14.97cm" svg:y2="8.239cm">
          <text:p/>
        </draw:line>
        <draw:line draw:style-name="gr2" draw:text-style-name="P3" draw:layer="layout" svg:x1="14.97cm" svg:y1="8.239cm" svg:x2="8.366cm" svg:y2="8.112cm">
          <text:p/>
        </draw:line>
        <draw:line draw:style-name="gr2" draw:text-style-name="P3" draw:layer="layout" svg:x1="8.366cm" svg:y1="15.293cm" svg:x2="8.366cm" svg:y2="17.256cm">
          <text:p/>
        </draw:line>
        <draw:custom-shape draw:style-name="gr9" draw:text-style-name="P8" draw:layer="layout" svg:width="0.508cm" svg:height="0.508cm" svg:x="8.084cm" svg:y="17.216cm">
          <text:p text:style-name="P1"><text:span text:style-name="T2">2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4" draw:text-style-name="P5" draw:layer="layout" svg:width="0.508cm" svg:height="0.508cm" svg:x="8.13cm" svg:y="1.412cm">
          <text:p text:style-name="P1"><text:span text:style-name="T1">0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83cm" svg:y1="1.893cm" svg:x2="8.383cm" svg:y2="3.824cm">
          <text:p/>
        </draw:line>
        <draw:custom-shape draw:style-name="gr6" draw:text-style-name="P4" draw:layer="layout" svg:width="0.508cm" svg:height="0.381cm" svg:x="8.085cm" svg:y="3.798cm">
          <text:p text:style-name="P1"><text:span text:style-name="T1">1</text:span></text:p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8.34cm" svg:y1="4.193cm" svg:x2="7.271cm" svg:y2="6.111cm">
          <text:p/>
        </draw:line>
        <draw:line draw:style-name="gr2" draw:text-style-name="P3" draw:layer="layout" svg:x1="8.371cm" svg:y1="4.193cm" svg:x2="9.44cm" svg:y2="6.111cm">
          <text:p/>
        </draw:line>
        <draw:custom-shape draw:style-name="gr5" draw:text-style-name="P5" draw:layer="layout" svg:width="0.508cm" svg:height="0.508cm" svg:x="6.984cm" svg:y="6.115cm">
          <text:p text:style-name="P1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9.184cm" svg:y="6.116cm">
          <text:p text:style-name="P1"><text:span text:style-name="T2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256cm" svg:y1="6.619cm" svg:x2="7.223cm" svg:y2="8.27cm">
          <text:p/>
        </draw:line>
        <draw:line draw:style-name="gr2" draw:text-style-name="P3" draw:layer="layout" svg:x1="9.382cm" svg:y1="6.619cm" svg:x2="9.382cm" svg:y2="8.27cm">
          <text:p/>
        </draw:line>
        <draw:custom-shape draw:style-name="gr10" draw:text-style-name="P9" draw:layer="layout" svg:width="1.27cm" svg:height="2.286cm" svg:x="7.731cm" svg:y="1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159cm" svg:height="0.762cm" svg:x="5.899cm" svg:y="2.555cm">
          <text:p text:style-name="P1"><text:span text:style-name="T3">opt 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7cm" svg:height="2.286cm" svg:x="6.632cm" svg:y="6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159cm" svg:height="0.762cm" svg:x="4.8cm" svg:y="6.956cm">
          <text:p text:style-name="P1"><text:span text:style-name="T3">opt 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7cm" svg:height="2.286cm" svg:x="8.733cm" svg:y="6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159cm" svg:height="0.762cm" svg:x="9.701cm" svg:y="6.957cm">
          <text:p text:style-name="P1"><text:span text:style-name="T3">opt 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0.508cm" svg:x="3.929cm" svg:y="11.713cm">
          <text:p text:style-name="P1"><text:span text:style-name="T1">0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182cm" svg:y1="12.194cm" svg:x2="4.182cm" svg:y2="14.125cm">
          <text:p/>
        </draw:line>
        <draw:line draw:style-name="gr2" draw:text-style-name="P3" draw:layer="layout" svg:x1="4.175cm" svg:y1="14.462cm" svg:x2="3.07cm" svg:y2="16.412cm">
          <text:p/>
        </draw:line>
        <draw:line draw:style-name="gr2" draw:text-style-name="P3" draw:layer="layout" svg:x1="4.175cm" svg:y1="14.462cm" svg:x2="5.239cm" svg:y2="16.412cm">
          <text:p/>
        </draw:line>
        <draw:custom-shape draw:style-name="gr5" draw:text-style-name="P5" draw:layer="layout" svg:width="0.508cm" svg:height="0.508cm" svg:x="2.783cm" svg:y="16.416cm">
          <text:p text:style-name="P1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4.983cm" svg:y="16.417cm">
          <text:p text:style-name="P1"><text:span text:style-name="T2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055cm" svg:y1="16.92cm" svg:x2="3.022cm" svg:y2="18.571cm">
          <text:p/>
        </draw:line>
        <draw:line draw:style-name="gr2" draw:text-style-name="P3" draw:layer="layout" svg:x1="5.181cm" svg:y1="16.92cm" svg:x2="5.181cm" svg:y2="18.571cm">
          <text:p/>
        </draw:line>
        <draw:custom-shape draw:style-name="gr11" draw:text-style-name="P10" draw:layer="layout" svg:width="2.159cm" svg:height="0.762cm" svg:x="0.798cm" svg:y="15.656cm">
          <text:p text:style-name="P1"><text:span text:style-name="T3">opt 1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153cm" svg:height="7.797cm" draw:transform="rotate (-0.21851522234969) translate (3.824cm 11.1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22cm" svg:height="7.915cm" draw:transform="rotate (-0.21851522234969) translate (5.05cm 11.17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159cm" svg:height="0.762cm" svg:x="5.198cm" svg:y="15.656cm">
          <text:p text:style-name="P1"><text:span text:style-name="T3">opt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0.508cm" svg:x="13.829cm" svg:y="11.714cm">
          <text:p text:style-name="P1"><text:span text:style-name="T1">0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082cm" svg:y1="12.195cm" svg:x2="14.082cm" svg:y2="14.126cm">
          <text:p/>
        </draw:line>
        <draw:line draw:style-name="gr2" draw:text-style-name="P3" draw:layer="layout" svg:x1="14.081cm" svg:y1="14.462cm" svg:x2="12.97cm" svg:y2="16.413cm">
          <text:p/>
        </draw:line>
        <draw:line draw:style-name="gr2" draw:text-style-name="P3" draw:layer="layout" svg:x1="14.081cm" svg:y1="14.462cm" svg:x2="15.139cm" svg:y2="16.413cm">
          <text:p/>
        </draw:line>
        <draw:custom-shape draw:style-name="gr5" draw:text-style-name="P5" draw:layer="layout" svg:width="0.508cm" svg:height="0.508cm" svg:x="12.683cm" svg:y="16.417cm">
          <text:p text:style-name="P1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08cm" svg:height="0.508cm" svg:x="14.883cm" svg:y="16.418cm">
          <text:p text:style-name="P1"><text:span text:style-name="T2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55cm" svg:y1="16.921cm" svg:x2="12.922cm" svg:y2="18.572cm">
          <text:p/>
        </draw:line>
        <draw:line draw:style-name="gr2" draw:text-style-name="P3" draw:layer="layout" svg:x1="15.081cm" svg:y1="16.921cm" svg:x2="15.081cm" svg:y2="18.572cm">
          <text:p/>
        </draw:line>
        <draw:custom-shape draw:style-name="gr14" draw:text-style-name="P3" draw:layer="layout" svg:width="0.762cm" svg:height="1.778cm" svg:x="12.984cm" svg:y="12.1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0" draw:layer="layout" svg:width="2.159cm" svg:height="0.762cm" svg:x="15.401cm" svg:y="15.658cm">
          <text:p text:style-name="P1"><text:span text:style-name="T3">opt 4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7cm" svg:height="2.286cm" svg:x="8.733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159cm" svg:height="0.762cm" svg:x="9.701cm" svg:y="6.958cm">
          <text:p text:style-name="P1"><text:span text:style-name="T3">opt 3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159cm" svg:height="0.762cm" svg:x="10.801cm" svg:y="15.657cm">
          <text:p text:style-name="P1"><text:span text:style-name="T3">opt 3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159cm" svg:height="0.762cm" svg:x="8.382cm" svg:y="12.684cm">
          <text:p text:style-name="P11"><text:span text:style-name="T4">Common part constrained to</text:span></text:p>
          <text:p text:style-name="P11"><text:span text:style-name="T4"><text:s/></text:span><text:span text:style-name="T4">be close to the weighed mean</text:span></text:p>
          <text:p text:style-name="P11"><text:span text:style-name="T4">between opt 1 &amp; opt 2 </text:span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22cm" svg:height="7.915cm" draw:transform="rotate (-0.21851522234969) translate (14.95cm 11.171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153cm" svg:height="7.797cm" draw:transform="rotate (-0.21851522234969) translate (13.724cm 11.1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429cm" svg:height="0.381cm" svg:x="7.477cm" svg:y="14.77cm">
          <text:p/>
          <draw:enhanced-geometry svg:viewBox="0 0 21600 21600" draw:text-areas="0 ?f0 ?f5 ?f2" draw:type="right-arrow" draw:modifiers="16234.6355685131 8934.0314136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0.381cm" svg:height="0.381cm" svg:x="13.903cm" svg:y="14.108cm">
          <text:p text:style-name="P1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381cm" svg:height="0.381cm" svg:x="3.997cm" svg:y="14.108cm">
          <text:p text:style-name="P13"><text:span text:style-name="T2">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9:16:30.126540835</meta:creation-date>
    <dc:date>2018-02-23T14:03:04.023460110</dc:date>
    <meta:editing-duration>PT59M42S</meta:editing-duration>
    <meta:editing-cycles>23</meta:editing-cycles>
    <meta:generator>LibreOffice/5.1.6.2$Linux_X86_64 LibreOffice_project/10m0$Build-2</meta:generator>
    <meta:document-statistic meta:object-count="164"/>
  </office:meta>
</office:document-meta>
</file>